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10 Pitch" fo:font-size="8pt" style:text-underline-style="none" style:font-size-asian="8pt" style:font-size-complex="8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8pt" style:text-underline-style="none" style:font-size-asian="8pt" style:font-size-complex="8pt"/>
    </style:style>
    <style:style style:name="P3" style:family="paragraph" style:parent-style-name="Standard">
      <style:text-properties style:font-name="Courier 10 Pitch" fo:font-size="8pt" style:text-underline-style="none" style:font-size-asian="8pt" style:font-size-complex="8pt"/>
    </style:style>
    <style:style style:name="P4" style:family="paragraph" style:parent-style-name="Standard">
      <style:text-properties style:font-name="Courier 10 Pitch" fo:font-size="8pt" style:text-underline-style="none" officeooo:rsid="00038eb6" style:font-size-asian="8pt" style:font-size-complex="8pt"/>
    </style:style>
    <style:style style:name="P5" style:family="paragraph" style:parent-style-name="Standard">
      <style:text-properties fo:color="#000000" style:font-name="Courier 10 Pitch" fo:font-size="8pt" style:text-underline-style="none" officeooo:rsid="000488ce" style:font-size-asian="8pt" style:font-size-complex="8pt"/>
    </style:style>
    <style:style style:name="P6" style:family="paragraph" style:parent-style-name="Heading_20_1">
      <style:text-properties style:text-underline-style="none"/>
    </style:style>
    <style:style style:name="P7" style:family="paragraph" style:parent-style-name="Heading_20_1">
      <style:text-properties style:text-underline-style="none" officeooo:rsid="00038eb6"/>
    </style:style>
    <style:style style:name="P8" style:family="paragraph" style:parent-style-name="Heading_20_1">
      <style:text-properties fo:color="#000000" style:text-underline-style="none" officeooo:rsid="000488ce"/>
    </style:style>
    <style:style style:name="T1" style:family="text">
      <style:text-properties fo:color="#7f0055" fo:font-weight="bold" style:font-weight-asian="bold"/>
    </style:style>
    <style:style style:name="T2" style:family="text">
      <style:text-properties fo:color="#7f0055" fo:font-weight="bold" officeooo:rsid="00038eb6" style:font-weight-asian="bold"/>
    </style:style>
    <style:style style:name="T3" style:family="text">
      <style:text-properties fo:color="#7f0055" fo:font-weight="bold" officeooo:rsid="000488ce" style:font-weight-asian="bold"/>
    </style:style>
    <style:style style:name="T4" style:family="text">
      <style:text-properties fo:color="#7f0055" style:text-underline-style="none" fo:font-weight="bold" officeooo:rsid="00038eb6" style:font-weight-asian="bold"/>
    </style:style>
    <style:style style:name="T5" style:family="text">
      <style:text-properties fo:color="#7f0055" style:text-underline-style="none" fo:font-weight="bold" officeooo:rsid="000488ce" style:font-weight-asian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038eb6"/>
    </style:style>
    <style:style style:name="T10" style:family="text">
      <style:text-properties fo:color="#000000" style:text-underline-style="none" officeooo:rsid="000488ce"/>
    </style:style>
    <style:style style:name="T11" style:family="text">
      <style:text-properties fo:color="#000000" officeooo:rsid="00038eb6"/>
    </style:style>
    <style:style style:name="T12" style:family="text">
      <style:text-properties fo:color="#000000" officeooo:rsid="000488ce"/>
    </style:style>
    <style:style style:name="T13" style:family="text">
      <style:text-properties fo:color="#000000" style:text-underline-style="solid" style:text-underline-width="auto" style:text-underline-color="font-color"/>
    </style:style>
    <style:style style:name="T14" style:family="text">
      <style:text-properties fo:color="#000000" style:text-underline-style="solid" style:text-underline-width="auto" style:text-underline-color="font-color" officeooo:rsid="00038eb6"/>
    </style:style>
    <style:style style:name="T15" style:family="text">
      <style:text-properties fo:color="#000000" style:text-underline-style="solid" style:text-underline-width="auto" style:text-underline-color="font-color" officeooo:rsid="000488ce"/>
    </style:style>
    <style:style style:name="T16" style:family="text">
      <style:text-properties fo:color="#2a00ff"/>
    </style:style>
    <style:style style:name="T17" style:family="text">
      <style:text-properties fo:color="#2a00ff" style:text-underline-style="solid" style:text-underline-width="auto" style:text-underline-color="font-color"/>
    </style:style>
    <style:style style:name="T18" style:family="text">
      <style:text-properties fo:color="#005032"/>
    </style:style>
    <style:style style:name="T19" style:family="text">
      <style:text-properties fo:color="#642880" fo:font-weight="bold" style:font-weight-asian="bold"/>
    </style:style>
    <style:style style:name="T20" style:family="text">
      <style:text-properties fo:color="#0000c0"/>
    </style:style>
    <style:style style:name="T21" style:family="text">
      <style:text-properties fo:color="#3f7f5f"/>
    </style:style>
    <style:style style:name="T22" style:family="text">
      <style:text-properties fo:color="#3f7f5f" style:text-underline-style="solid" style:text-underline-width="auto" style:text-underline-color="font-color"/>
    </style:style>
    <style:style style:name="T23" style:family="text">
      <style:text-properties officeooo:rsid="00038eb6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038eb6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38e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3">file:</text:span>Lista01.c</text:p>
      <text:p text:style-name="P2"><text:span text:style-name="T1">#include</text:span><text:span text:style-name="T6"> </text:span><text:span text:style-name="T16">&lt;stdio.h&gt;</text:span></text:p>
      <text:p text:style-name="P2"><text:span text:style-name="T1">#include</text:span><text:span text:style-name="T6"> </text:span><text:span text:style-name="T16">&lt;stdlib.h&gt;</text:span></text:p>
      <text:p text:style-name="P2"><text:span text:style-name="T1">#include</text:span><text:span text:style-name="T6"> </text:span><text:span text:style-name="T16">"lista01.h"</text:span></text:p>
      <text:p text:style-name="P2"/>
      <text:p text:style-name="P2"><text:span text:style-name="T1">int</text:span><text:span text:style-name="T6"> </text:span><text:span text:style-name="T7">insereInicio</text:span><text:span text:style-name="T6">(</text:span><text:span text:style-name="T1">int</text:span><text:span text:style-name="T6"> valor, </text:span><text:span text:style-name="T18">FormatoLst</text:span><text:span text:style-name="T6">* argLista){</text:span></text:p>
      <text:p text:style-name="P2"><text:span text:style-name="T6"><text:s text:c="4"/></text:span><text:span text:style-name="T18">FormatoNo</text:span><text:span text:style-name="T6"> * novoElemento = (</text:span><text:span text:style-name="T18">FormatoNo</text:span><text:span text:style-name="T6"> *)</text:span><text:span text:style-name="T19">malloc</text:span><text:span text:style-name="T6">(</text:span><text:span text:style-name="T1">sizeof</text:span><text:span text:style-name="T6">(</text:span><text:span text:style-name="T18">FormatoNo</text:span><text:span text:style-name="T6">));</text:span></text:p>
      <text:p text:style-name="P2"><text:span text:style-name="T6"><text:s text:c="4"/>novoElemento-&gt;</text:span><text:span text:style-name="T20">Info</text:span><text:span text:style-name="T6"> = valor;</text:span></text:p>
      <text:p text:style-name="P2"><text:span text:style-name="T6"><text:s text:c="4"/>novoElemento-&gt;</text:span><text:span text:style-name="T20">Link</text:span><text:span text:style-name="T6"> = argLista-&gt;</text:span><text:span text:style-name="T20">IndIniLst</text:span><text:span text:style-name="T6">;</text:span></text:p>
      <text:p text:style-name="P2"><text:span text:style-name="T6"><text:s text:c="4"/>argLista-&gt;</text:span><text:span text:style-name="T20">IndIniLst</text:span><text:span text:style-name="T6"> = novoElemento;</text:span></text:p>
      <text:p text:style-name="P2"><text:span text:style-name="T6"><text:s text:c="5"/></text:span><text:span text:style-name="T1">if</text:span><text:span text:style-name="T6">(argLista-&gt;</text:span><text:span text:style-name="T20">IndFimLst</text:span><text:span text:style-name="T6">== NULL){</text:span></text:p>
      <text:p text:style-name="P2"><text:span text:style-name="T6"><text:s text:c="4"/><text:tab/> argLista-&gt;</text:span><text:span text:style-name="T20">IndFimLst</text:span><text:span text:style-name="T6">= argLista-&gt;</text:span><text:span text:style-name="T20">IndIniLst</text:span><text:span text:style-name="T6">;</text:span></text:p>
      <text:p text:style-name="P2"><text:span text:style-name="T6"><text:s text:c="4"/><text:tab/> </text:span><text:span text:style-name="T19">printf</text:span><text:span text:style-name="T6">(</text:span><text:span text:style-name="T16">"insereInicio: Condição dada quando a lista está vazia antes de inserir um elemento. \n"</text:span><text:span text:style-name="T6">);</text:span></text:p>
      <text:p text:style-name="P1"><text:s text:c="5"/>}</text:p>
      <text:p text:style-name="P2"><text:span text:style-name="T6"><text:s text:c="5"/></text:span><text:span text:style-name="T1">return</text:span><text:span text:style-name="T6"> 0;</text:span></text:p>
      <text:p text:style-name="P1">}</text:p>
      <text:p text:style-name="P2"/>
      <text:p text:style-name="P2"/>
      <text:p text:style-name="P2"><text:span text:style-name="T1">void</text:span><text:span text:style-name="T6"> </text:span><text:span text:style-name="T7">insereFinal</text:span><text:span text:style-name="T6">(</text:span><text:span text:style-name="T1">int</text:span><text:span text:style-name="T6"> valor, </text:span><text:span text:style-name="T18">FormatoLst</text:span><text:span text:style-name="T6"> * argLista){</text:span></text:p>
      <text:p text:style-name="P2"><text:span text:style-name="T6"><text:s text:c="3"/></text:span><text:span text:style-name="T18">FormatoNo</text:span><text:span text:style-name="T6"> * novoElemento = (</text:span><text:span text:style-name="T18">FormatoNo</text:span><text:span text:style-name="T6"> *)</text:span><text:span text:style-name="T19">malloc</text:span><text:span text:style-name="T6">(</text:span><text:span text:style-name="T1">sizeof</text:span><text:span text:style-name="T6">(</text:span><text:span text:style-name="T18">FormatoNo</text:span><text:span text:style-name="T6">));</text:span></text:p>
      <text:p text:style-name="P2"><text:span text:style-name="T6"><text:s text:c="3"/>novoElemento-&gt;</text:span><text:span text:style-name="T20">Info</text:span><text:span text:style-name="T6"> = valor;</text:span></text:p>
      <text:p text:style-name="P2"><text:span text:style-name="T6"><text:s text:c="3"/>novoElemento-&gt;</text:span><text:span text:style-name="T20">Link</text:span><text:span text:style-name="T6"> = NULL;</text:span></text:p>
      <text:p text:style-name="P2"><text:span text:style-name="T6"><text:s text:c="3"/></text:span><text:span text:style-name="T1">if</text:span><text:span text:style-name="T6">(argLista-&gt;</text:span><text:span text:style-name="T20">IndIniLst</text:span><text:span text:style-name="T6"> == NULL){</text:span></text:p>
      <text:p text:style-name="P2"><text:span text:style-name="T6"><text:tab/> <text:s text:c="2"/>argLista-&gt;</text:span><text:span text:style-name="T20">IndIniLst</text:span><text:span text:style-name="T6"> = novoElemento;</text:span></text:p>
      <text:p text:style-name="P2"><text:span text:style-name="T6"><text:tab/> <text:s text:c="2"/></text:span><text:span text:style-name="T19">printf</text:span><text:span text:style-name="T6">(</text:span><text:span text:style-name="T16">"insereFinalLst: Condição dada quando a lista está vazia antes de inserir um elemento \n"</text:span><text:span text:style-name="T6">);</text:span></text:p>
      <text:p text:style-name="P1"><text:s text:c="3"/>}</text:p>
      <text:p text:style-name="P2"><text:span text:style-name="T6"><text:s text:c="3"/></text:span><text:span text:style-name="T1">else</text:span><text:span text:style-name="T6">{</text:span></text:p>
      <text:p text:style-name="P2"><text:span text:style-name="T6"><text:s text:c="6"/>argLista-&gt;</text:span><text:span text:style-name="T20">IndFimLst</text:span><text:span text:style-name="T6">-&gt;</text:span><text:span text:style-name="T20">Link</text:span><text:span text:style-name="T6"> = novoElemento;</text:span></text:p>
      <text:p text:style-name="P1"><text:s text:c="3"/>}</text:p>
      <text:p text:style-name="P2"><text:span text:style-name="T6"><text:s text:c="3"/>argLista-&gt;</text:span><text:span text:style-name="T20">IndFimLst</text:span><text:span text:style-name="T6"> = novoElemento;</text:span></text:p>
      <text:p text:style-name="P1">}</text:p>
      <text:p text:style-name="P2"/>
      <text:p text:style-name="P2"><text:span text:style-name="T1">int</text:span><text:span text:style-name="T6"> </text:span><text:span text:style-name="T7">removeInicio</text:span><text:span text:style-name="T6">(</text:span><text:span text:style-name="T18">FormatoLst</text:span><text:span text:style-name="T6"> * argLista){</text:span></text:p>
      <text:p text:style-name="P2"><text:span text:style-name="T6"><text:s text:c="4"/></text:span><text:span text:style-name="T1">if</text:span><text:span text:style-name="T6">(argLista-&gt;</text:span><text:span text:style-name="T20">IndIniLst</text:span><text:span text:style-name="T6"> == NULL){</text:span></text:p>
      <text:p text:style-name="P2"><text:span text:style-name="T6"><text:s text:c="7"/></text:span><text:span text:style-name="T1">return</text:span><text:span text:style-name="T6"> -1;</text:span></text:p>
      <text:p text:style-name="P1"><text:s text:c="4"/>}</text:p>
      <text:p text:style-name="P2"><text:span text:style-name="T6"><text:s text:c="4"/></text:span><text:span text:style-name="T1">int</text:span><text:span text:style-name="T6"> tmp = argLista-&gt;</text:span><text:span text:style-name="T20">IndIniLst</text:span><text:span text:style-name="T6">-&gt;</text:span><text:span text:style-name="T20">Info</text:span><text:span text:style-name="T6">;</text:span></text:p>
      <text:p text:style-name="P2"><text:span text:style-name="T6"><text:s text:c="4"/></text:span><text:span text:style-name="T18">FormatoNo</text:span><text:span text:style-name="T6"> * removido = argLista-&gt;</text:span><text:span text:style-name="T20">IndIniLst</text:span><text:span text:style-name="T6">;</text:span></text:p>
      <text:p text:style-name="P2"><text:span text:style-name="T6"><text:s text:c="4"/>argLista-&gt;</text:span><text:span text:style-name="T20">IndIniLst</text:span><text:span text:style-name="T6"> = argLista-&gt;</text:span><text:span text:style-name="T20">IndIniLst</text:span><text:span text:style-name="T6">-&gt;</text:span><text:span text:style-name="T20">Link</text:span><text:span text:style-name="T6">;</text:span></text:p>
      <text:p text:style-name="P2"><text:span text:style-name="T6"><text:s text:c="4"/></text:span><text:span text:style-name="T19">free</text:span><text:span text:style-name="T6">(removido);</text:span></text:p>
      <text:p text:style-name="P2"><text:span text:style-name="T6"><text:s text:c="4"/></text:span><text:span text:style-name="T1">if</text:span><text:span text:style-name="T6">(argLista-&gt;</text:span><text:span text:style-name="T20">IndIniLst</text:span><text:span text:style-name="T6"> == NULL){</text:span></text:p>
      <text:p text:style-name="P2"><text:span text:style-name="T6"><text:s text:c="4"/><text:tab/>argLista-&gt;</text:span><text:span text:style-name="T20">IndFimLst</text:span><text:span text:style-name="T6">= NULL;</text:span></text:p>
      <text:p text:style-name="P1"><text:s text:c="4"/>}</text:p>
      <text:p text:style-name="P2"><text:span text:style-name="T6"><text:s text:c="4"/></text:span><text:span text:style-name="T1">return</text:span><text:span text:style-name="T6"> tmp;</text:span></text:p>
      <text:p text:style-name="P1">}</text:p>
      <text:p text:style-name="P2"/>
      <text:p text:style-name="P2"><text:span text:style-name="T1">int</text:span><text:span text:style-name="T6"> </text:span><text:span text:style-name="T7">estaVazia</text:span><text:span text:style-name="T6">(</text:span><text:span text:style-name="T18">FormatoLst</text:span><text:span text:style-name="T6"> * argLista){</text:span></text:p>
      <text:p text:style-name="P2"><text:span text:style-name="T6"><text:s text:c="4"/></text:span><text:span text:style-name="T1">if</text:span><text:span text:style-name="T6">(argLista-&gt;</text:span><text:span text:style-name="T20">IndIniLst</text:span><text:span text:style-name="T6"> == NULL){</text:span></text:p>
      <text:p text:style-name="P2"><text:span text:style-name="T6"><text:s text:c="7"/></text:span><text:span text:style-name="T1">return</text:span><text:span text:style-name="T6"> 1;</text:span></text:p>
      <text:p text:style-name="P1"><text:s text:c="4"/>}</text:p>
      <text:p text:style-name="P2"><text:span text:style-name="T6"><text:s text:c="4"/></text:span><text:span text:style-name="T1">return</text:span><text:span text:style-name="T6"> 0;</text:span></text:p>
      <text:p text:style-name="P1">}</text:p>
      <text:p text:style-name="P2"/>
      <text:p text:style-name="P2"><text:span text:style-name="T1">int</text:span><text:span text:style-name="T6"> </text:span><text:span text:style-name="T7">removeFinal</text:span><text:span text:style-name="T6">(</text:span><text:span text:style-name="T18">FormatoLst</text:span><text:span text:style-name="T6"> * argLista){</text:span></text:p>
      <text:p text:style-name="P2"><text:span text:style-name="T6"><text:s text:c="4"/></text:span><text:span text:style-name="T1">if</text:span><text:span text:style-name="T6">(argLista-&gt;</text:span><text:span text:style-name="T20">IndIniLst</text:span><text:span text:style-name="T6"> == NULL){</text:span></text:p>
      <text:p text:style-name="P2"><text:span text:style-name="T6"><text:s text:c="7"/></text:span><text:span text:style-name="T1">return</text:span><text:span text:style-name="T6"> -1;</text:span></text:p>
      <text:p text:style-name="P1"><text:s text:c="4"/>}</text:p>
      <text:p text:style-name="P2"><text:span text:style-name="T6"><text:s text:c="4"/></text:span><text:span text:style-name="T1">int</text:span><text:span text:style-name="T6"> tmp = argLista-&gt;</text:span><text:span text:style-name="T20">IndFimLst</text:span><text:span text:style-name="T6">-&gt;</text:span><text:span text:style-name="T20">Info</text:span><text:span text:style-name="T6">;</text:span></text:p>
      <text:p text:style-name="P2"><text:span text:style-name="T6"><text:s text:c="4"/></text:span><text:span text:style-name="T18">FormatoNo</text:span><text:span text:style-name="T6"> * ultimo = argLista-&gt;</text:span><text:span text:style-name="T20">IndIniLst</text:span><text:span text:style-name="T6">;</text:span></text:p>
      <text:p text:style-name="P2"><text:span text:style-name="T6"><text:s text:c="4"/></text:span><text:span text:style-name="T18">FormatoNo</text:span><text:span text:style-name="T6"> * penultimo = NULL;</text:span></text:p>
      <text:p text:style-name="P2"><text:span text:style-name="T6"><text:s text:c="4"/></text:span><text:span text:style-name="T1">while</text:span><text:span text:style-name="T6">(ultimo-&gt;</text:span><text:span text:style-name="T20">Link</text:span><text:span text:style-name="T6"> != NULL){</text:span></text:p>
      <text:p text:style-name="P1"><text:s text:c="9"/>penultimo = ultimo;</text:p>
      <text:p text:style-name="P2"><text:span text:style-name="T6"><text:s text:c="9"/>ultimo = ultimo-&gt;</text:span><text:span text:style-name="T20">Link</text:span><text:span text:style-name="T6">;</text:span></text:p>
      <text:p text:style-name="P1"><text:s text:c="4"/>}</text:p>
      <text:p text:style-name="P2"><text:span text:style-name="T6"><text:s text:c="4"/></text:span><text:span text:style-name="T1">if</text:span><text:span text:style-name="T6">(penultimo != NULL){</text:span></text:p>
      <text:p text:style-name="P2"><text:soft-page-break/><text:span text:style-name="T6"><text:s text:c="7"/>penultimo-&gt;</text:span><text:span text:style-name="T20">Link</text:span><text:span text:style-name="T6"> = NULL;</text:span></text:p>
      <text:p text:style-name="P2"><text:span text:style-name="T6"><text:s text:c="7"/>argLista-&gt;</text:span><text:span text:style-name="T20">IndFimLst</text:span><text:span text:style-name="T6"> = penultimo;</text:span></text:p>
      <text:p text:style-name="P2"/>
      <text:p text:style-name="P2"><text:span text:style-name="T6"><text:s text:c="4"/>}</text:span><text:span text:style-name="T1">else</text:span><text:span text:style-name="T6">{</text:span><text:span text:style-name="T21">//lista possui apenas um elemento</text:span></text:p>
      <text:p text:style-name="P2"><text:span text:style-name="T6"><text:s text:c="4"/><text:tab/>argLista-&gt;</text:span><text:span text:style-name="T20">IndIniLst</text:span><text:span text:style-name="T6"> = NULL;</text:span></text:p>
      <text:p text:style-name="P2"><text:span text:style-name="T6"><text:s text:c="4"/><text:tab/>argLista-&gt;</text:span><text:span text:style-name="T20">IndFimLst</text:span><text:span text:style-name="T6"> = NULL;</text:span></text:p>
      <text:p text:style-name="P1"><text:s text:c="4"/>}</text:p>
      <text:p text:style-name="P2"><text:span text:style-name="T6"><text:s text:c="4"/></text:span><text:span text:style-name="T19">free</text:span><text:span text:style-name="T6">(ultimo);</text:span></text:p>
      <text:p text:style-name="P2"><text:span text:style-name="T6"><text:s text:c="4"/></text:span><text:span text:style-name="T1">return</text:span><text:span text:style-name="T6"> tmp;</text:span></text:p>
      <text:p text:style-name="P2"/>
      <text:p text:style-name="P1">}</text:p>
      <text:p text:style-name="P2"/>
      <text:p text:style-name="P2"><text:span text:style-name="T1">void</text:span><text:span text:style-name="T6"> </text:span><text:span text:style-name="T7">inserir</text:span><text:span text:style-name="T6">(</text:span><text:span text:style-name="T1">int</text:span><text:span text:style-name="T6"> pos, </text:span><text:span text:style-name="T1">int</text:span><text:span text:style-name="T6"> valor, </text:span><text:span text:style-name="T18">FormatoLst</text:span><text:span text:style-name="T6"> * argLista){</text:span></text:p>
      <text:p text:style-name="P2"><text:span text:style-name="T6"><text:s text:c="5"/></text:span><text:span text:style-name="T1">if</text:span><text:span text:style-name="T6">( pos &lt;= 0){</text:span></text:p>
      <text:p text:style-name="P1"><text:s text:c="8"/>insereInicio(valor,argLista);</text:p>
      <text:p text:style-name="P2"><text:span text:style-name="T6"><text:s text:c="5"/>}</text:span><text:span text:style-name="T1">else</text:span><text:span text:style-name="T6">{</text:span></text:p>
      <text:p text:style-name="P2"><text:span text:style-name="T6"><text:s text:c="9"/></text:span><text:span text:style-name="T18">FormatoNo</text:span><text:span text:style-name="T6"> * atual = argLista-&gt;</text:span><text:span text:style-name="T20">IndIniLst</text:span><text:span text:style-name="T6">;</text:span></text:p>
      <text:p text:style-name="P2"><text:span text:style-name="T6"><text:s text:c="9"/></text:span><text:span text:style-name="T1">int</text:span><text:span text:style-name="T6"> i = 0;</text:span></text:p>
      <text:p text:style-name="P2"><text:span text:style-name="T6"><text:s text:c="9"/></text:span><text:span text:style-name="T1">for</text:span><text:span text:style-name="T6">(i = 0; i &lt; (pos-1) &amp;&amp; atual != NULL ;i++){</text:span></text:p>
      <text:p text:style-name="P2"><text:span text:style-name="T6"><text:s text:c="15"/>atual = atual-&gt;</text:span><text:span text:style-name="T20">Link</text:span><text:span text:style-name="T6">;</text:span></text:p>
      <text:p text:style-name="P1"><text:s text:c="9"/>}</text:p>
      <text:p text:style-name="P2"><text:span text:style-name="T6"><text:s text:c="9"/></text:span><text:span text:style-name="T1">if</text:span><text:span text:style-name="T6">(atual == NULL || atual == argLista-&gt;</text:span><text:span text:style-name="T20">IndFimLst</text:span><text:span text:style-name="T6">){</text:span></text:p>
      <text:p text:style-name="P1"><text:s text:c="14"/>insereFinal(valor,argLista);</text:p>
      <text:p text:style-name="P2"><text:span text:style-name="T6"><text:s text:c="9"/>} </text:span><text:span text:style-name="T1">else</text:span><text:span text:style-name="T6">{</text:span></text:p>
      <text:p text:style-name="P2"><text:span text:style-name="T6"><text:s text:c="14"/></text:span><text:span text:style-name="T18">FormatoNo</text:span><text:span text:style-name="T6"> * novo = (</text:span><text:span text:style-name="T18">FormatoNo</text:span><text:span text:style-name="T6"> *)</text:span><text:span text:style-name="T19">malloc</text:span><text:span text:style-name="T6">(</text:span><text:span text:style-name="T1">sizeof</text:span><text:span text:style-name="T6">(</text:span><text:span text:style-name="T18">FormatoNo</text:span><text:span text:style-name="T6">));</text:span></text:p>
      <text:p text:style-name="P2"><text:span text:style-name="T6"><text:s text:c="14"/>novo-&gt;</text:span><text:span text:style-name="T20">Info</text:span><text:span text:style-name="T6"> = valor;</text:span></text:p>
      <text:p text:style-name="P2"><text:span text:style-name="T6"><text:s text:c="14"/>novo-&gt;</text:span><text:span text:style-name="T20">Link</text:span><text:span text:style-name="T6"> = atual-&gt;</text:span><text:span text:style-name="T20">Link</text:span><text:span text:style-name="T6">;</text:span></text:p>
      <text:p text:style-name="P2"><text:span text:style-name="T6"><text:s text:c="14"/>atual-&gt;</text:span><text:span text:style-name="T20">Link</text:span><text:span text:style-name="T6"> = novo;</text:span></text:p>
      <text:p text:style-name="P1"><text:s text:c="9"/>}</text:p>
      <text:p text:style-name="P1"><text:s text:c="5"/>}</text:p>
      <text:p text:style-name="P1">}</text:p>
      <text:p text:style-name="P2"/>
      <text:p text:style-name="P2"/>
      <text:p text:style-name="P2"><text:span text:style-name="T1">int</text:span><text:span text:style-name="T6"> </text:span><text:span text:style-name="T7">remover</text:span><text:span text:style-name="T6">(</text:span><text:span text:style-name="T1">int</text:span><text:span text:style-name="T6"> pos, </text:span><text:span text:style-name="T18">FormatoLst</text:span><text:span text:style-name="T6"> * argLista){</text:span></text:p>
      <text:p text:style-name="P2"><text:span text:style-name="T6"><text:tab/></text:span><text:span text:style-name="T1">if</text:span><text:span text:style-name="T6">(estaVazia(argLista)){</text:span></text:p>
      <text:p text:style-name="P2"><text:span text:style-name="T6"><text:tab/><text:tab/></text:span><text:span text:style-name="T1">return</text:span><text:span text:style-name="T6"> -1;</text:span></text:p>
      <text:p text:style-name="P1"><text:tab/>}</text:p>
      <text:p text:style-name="P2"><text:span text:style-name="T6"><text:tab/></text:span><text:span text:style-name="T1">if</text:span><text:span text:style-name="T6">(pos &lt; 0){</text:span></text:p>
      <text:p text:style-name="P2"><text:span text:style-name="T6"><text:tab/><text:tab/></text:span><text:span text:style-name="T1">return</text:span><text:span text:style-name="T6"> -1;</text:span></text:p>
      <text:p text:style-name="P1"><text:tab/>}</text:p>
      <text:p text:style-name="P2"><text:span text:style-name="T6"><text:tab/></text:span><text:span text:style-name="T18">FormatoNo</text:span><text:span text:style-name="T6"> * removido = argLista-&gt;</text:span><text:span text:style-name="T20">IndIniLst</text:span><text:span text:style-name="T6">;</text:span></text:p>
      <text:p text:style-name="P2"><text:span text:style-name="T6"><text:tab/></text:span><text:span text:style-name="T18">FormatoNo</text:span><text:span text:style-name="T6"> * ant_removido = NULL;</text:span></text:p>
      <text:p text:style-name="P2"><text:span text:style-name="T6"><text:tab/></text:span><text:span text:style-name="T1">int</text:span><text:span text:style-name="T6"> i = 0;</text:span></text:p>
      <text:p text:style-name="P2"><text:span text:style-name="T6"><text:tab/></text:span><text:span text:style-name="T1">for</text:span><text:span text:style-name="T6"> (i = 0; i &lt; pos &amp;&amp; removido != NULL; i++) {</text:span></text:p>
      <text:p text:style-name="P1"><text:tab/><text:tab/>ant_removido = removido;</text:p>
      <text:p text:style-name="P2"><text:span text:style-name="T6"><text:tab/><text:tab/>removido = removido-&gt;</text:span><text:span text:style-name="T20">Link</text:span><text:span text:style-name="T6">;</text:span></text:p>
      <text:p text:style-name="P1"><text:tab/>}</text:p>
      <text:p text:style-name="P2"><text:span text:style-name="T6"><text:tab/></text:span><text:span text:style-name="T1">if</text:span><text:span text:style-name="T6">(removido != NULL){</text:span></text:p>
      <text:p text:style-name="P2"><text:span text:style-name="T6"><text:tab/><text:tab/></text:span><text:span text:style-name="T1">if</text:span><text:span text:style-name="T6">(removido == argLista-&gt;</text:span><text:span text:style-name="T20">IndIniLst</text:span><text:span text:style-name="T6">){</text:span></text:p>
      <text:p text:style-name="P2"><text:span text:style-name="T6"><text:tab/><text:tab/><text:tab/>argLista-&gt;</text:span><text:span text:style-name="T20">IndIniLst</text:span><text:span text:style-name="T6"> = removido-&gt;</text:span><text:span text:style-name="T20">Link</text:span><text:span text:style-name="T6">;</text:span></text:p>
      <text:p text:style-name="P2"><text:span text:style-name="T6"><text:tab/><text:tab/>}</text:span><text:span text:style-name="T1">else</text:span><text:span text:style-name="T6">{</text:span></text:p>
      <text:p text:style-name="P2"><text:span text:style-name="T6"><text:tab/><text:tab/><text:tab/>ant_removido-&gt;</text:span><text:span text:style-name="T20">Link</text:span><text:span text:style-name="T6"> = removido-&gt;</text:span><text:span text:style-name="T20">Link</text:span><text:span text:style-name="T6">;</text:span></text:p>
      <text:p text:style-name="P1"><text:tab/><text:tab/>}</text:p>
      <text:p text:style-name="P2"><text:span text:style-name="T6"><text:tab/><text:tab/></text:span><text:span text:style-name="T1">if</text:span><text:span text:style-name="T6">(removido == argLista-&gt;</text:span><text:span text:style-name="T20">IndFimLst</text:span><text:span text:style-name="T6">){</text:span></text:p>
      <text:p text:style-name="P2"><text:span text:style-name="T6"><text:tab/><text:tab/><text:tab/>argLista-&gt;</text:span><text:span text:style-name="T20">IndFimLst</text:span><text:span text:style-name="T6"> = ant_removido;</text:span></text:p>
      <text:p text:style-name="P1"><text:tab/><text:tab/>}</text:p>
      <text:p text:style-name="P2"><text:span text:style-name="T6"><text:tab/><text:tab/></text:span><text:span text:style-name="T1">int</text:span><text:span text:style-name="T6"> tmp = removido-&gt;</text:span><text:span text:style-name="T20">Info</text:span><text:span text:style-name="T6">;</text:span></text:p>
      <text:p text:style-name="P2"><text:span text:style-name="T6"><text:tab/><text:tab/></text:span><text:span text:style-name="T19">free</text:span><text:span text:style-name="T6">(removido);</text:span></text:p>
      <text:p text:style-name="P2"><text:span text:style-name="T6"><text:tab/><text:tab/></text:span><text:span text:style-name="T1">return</text:span><text:span text:style-name="T6"> tmp;</text:span></text:p>
      <text:p text:style-name="P1"><text:tab/>}</text:p>
      <text:p text:style-name="P2"><text:span text:style-name="T6"><text:tab/></text:span><text:span text:style-name="T1">return</text:span><text:span text:style-name="T6"> -1;</text:span></text:p>
      <text:p text:style-name="P1">}</text:p>
      <text:p text:style-name="P2"/>
      <text:p text:style-name="P2"/>
      <text:p text:style-name="P2"><text:span text:style-name="T1">int</text:span><text:span text:style-name="T6"> </text:span><text:span text:style-name="T7">busca</text:span><text:span text:style-name="T6">(</text:span><text:span text:style-name="T1">int</text:span><text:span text:style-name="T6"> valor, </text:span><text:span text:style-name="T18">FormatoLst</text:span><text:span text:style-name="T6"> * argLista){</text:span></text:p>
      <text:p text:style-name="P2"><text:span text:style-name="T6"><text:s text:c="4"/></text:span><text:span text:style-name="T18">FormatoNo</text:span><text:span text:style-name="T6"> * atual = argLista-&gt;</text:span><text:span text:style-name="T20">IndIniLst</text:span><text:span text:style-name="T6">;</text:span></text:p>
      <text:p text:style-name="P2"><text:span text:style-name="T6"><text:s text:c="4"/></text:span><text:span text:style-name="T18">FormatoNo</text:span><text:span text:style-name="T6"> * anterior = NULL;</text:span></text:p>
      <text:p text:style-name="P2"><text:span text:style-name="T6"><text:s text:c="4"/></text:span><text:span text:style-name="T1">while</text:span><text:span text:style-name="T6">(atual != NULL &amp;&amp; atual-&gt;</text:span><text:span text:style-name="T20">Info</text:span><text:span text:style-name="T6"> != valor){</text:span></text:p>
      <text:p text:style-name="P1"><text:s text:c="7"/>anterior = atual;</text:p>
      <text:p text:style-name="P2"><text:span text:style-name="T6"><text:s text:c="7"/>atual = atual-&gt;</text:span><text:span text:style-name="T20">Link</text:span><text:span text:style-name="T6">;</text:span></text:p>
      <text:p text:style-name="P1"><text:soft-page-break/><text:s text:c="4"/>}</text:p>
      <text:p text:style-name="P2"><text:span text:style-name="T6"><text:s text:c="4"/></text:span><text:span text:style-name="T1">if</text:span><text:span text:style-name="T6">(atual == NULL){</text:span></text:p>
      <text:p text:style-name="P2"><text:span text:style-name="T6"><text:s text:c="8"/></text:span><text:span text:style-name="T1">return</text:span><text:span text:style-name="T6"> -1;</text:span></text:p>
      <text:p text:style-name="P2"><text:span text:style-name="T6"><text:s text:c="4"/>}</text:span><text:span text:style-name="T1">else</text:span><text:span text:style-name="T6"> </text:span><text:span text:style-name="T1">if</text:span><text:span text:style-name="T6"> (atual == argLista-&gt;</text:span><text:span text:style-name="T20">IndIniLst</text:span><text:span text:style-name="T6">){</text:span></text:p>
      <text:p text:style-name="P2"><text:span text:style-name="T6"><text:s text:c="8"/></text:span><text:span text:style-name="T1">return</text:span><text:span text:style-name="T6"> atual-&gt;</text:span><text:span text:style-name="T20">Info</text:span><text:span text:style-name="T6">;</text:span></text:p>
      <text:p text:style-name="P2"><text:span text:style-name="T6"><text:s text:c="4"/>}</text:span><text:span text:style-name="T1">else</text:span><text:span text:style-name="T6"> </text:span><text:span text:style-name="T1">if</text:span><text:span text:style-name="T6"> (atual == argLista-&gt;</text:span><text:span text:style-name="T20">IndFimLst</text:span><text:span text:style-name="T6">){</text:span></text:p>
      <text:p text:style-name="P2"><text:span text:style-name="T6"><text:s text:c="4"/><text:tab/>argLista-&gt;</text:span><text:span text:style-name="T20">IndFimLst</text:span><text:span text:style-name="T6"> = anterior;</text:span></text:p>
      <text:p text:style-name="P1"><text:s text:c="4"/>}</text:p>
      <text:p text:style-name="P2"><text:span text:style-name="T6"><text:s text:c="4"/>anterior-&gt;</text:span><text:span text:style-name="T20">Link</text:span><text:span text:style-name="T6"> = atual-&gt;</text:span><text:span text:style-name="T20">Link</text:span><text:span text:style-name="T6">;</text:span></text:p>
      <text:p text:style-name="P2"><text:span text:style-name="T6"><text:s text:c="4"/>atual-&gt;</text:span><text:span text:style-name="T20">Link</text:span><text:span text:style-name="T6"> = argLista-&gt;</text:span><text:span text:style-name="T20">IndIniLst</text:span><text:span text:style-name="T6">;</text:span></text:p>
      <text:p text:style-name="P2"><text:span text:style-name="T6"><text:s text:c="4"/>argLista-&gt;</text:span><text:span text:style-name="T20">IndIniLst</text:span><text:span text:style-name="T6"> = atual;</text:span></text:p>
      <text:p text:style-name="P2"><text:span text:style-name="T6"><text:s text:c="4"/></text:span><text:span text:style-name="T1">return</text:span><text:span text:style-name="T6"> atual-&gt;</text:span><text:span text:style-name="T20">Info</text:span><text:span text:style-name="T6">;</text:span></text:p>
      <text:p text:style-name="P1">}</text:p>
      <text:p text:style-name="P2"/>
      <text:p text:style-name="P2"><text:span text:style-name="T1">int</text:span><text:span text:style-name="T6"> </text:span><text:span text:style-name="T7">busca1</text:span><text:span text:style-name="T6">(</text:span><text:span text:style-name="T1">int</text:span><text:span text:style-name="T6"> valor, </text:span><text:span text:style-name="T18">FormatoLst</text:span><text:span text:style-name="T6"> * argLista){</text:span></text:p>
      <text:p text:style-name="P2"><text:span text:style-name="T6"><text:s text:c="4"/></text:span><text:span text:style-name="T18">FormatoNo</text:span><text:span text:style-name="T6"> * atual = argLista-&gt;</text:span><text:span text:style-name="T20">IndIniLst</text:span><text:span text:style-name="T6">;</text:span></text:p>
      <text:p text:style-name="P2"><text:span text:style-name="T6"><text:s text:c="4"/></text:span><text:span text:style-name="T1">int</text:span><text:span text:style-name="T6"> cont = 0;</text:span></text:p>
      <text:p text:style-name="P2"><text:span text:style-name="T6"><text:s text:c="4"/></text:span><text:span text:style-name="T1">while</text:span><text:span text:style-name="T6">(atual != NULL &amp;&amp; atual-&gt;</text:span><text:span text:style-name="T20">Info</text:span><text:span text:style-name="T6"> != valor){</text:span></text:p>
      <text:p text:style-name="P2"/>
      <text:p text:style-name="P2"><text:span text:style-name="T6"><text:s text:c="7"/>atual = atual-&gt;</text:span><text:span text:style-name="T20">Link</text:span><text:span text:style-name="T6">;</text:span></text:p>
      <text:p text:style-name="P1"><text:s text:c="7"/>cont++;</text:p>
      <text:p text:style-name="P1"><text:s text:c="4"/>}</text:p>
      <text:p text:style-name="P2"><text:span text:style-name="T6"><text:s text:c="4"/></text:span><text:span text:style-name="T1">if</text:span><text:span text:style-name="T6">(atual == NULL){</text:span></text:p>
      <text:p text:style-name="P2"><text:span text:style-name="T6"><text:s text:c="8"/></text:span><text:span text:style-name="T1">return</text:span><text:span text:style-name="T6"> -1;</text:span></text:p>
      <text:p text:style-name="P1"><text:s text:c="4"/>}</text:p>
      <text:p text:style-name="P2"><text:span text:style-name="T6"><text:s text:c="4"/></text:span><text:span text:style-name="T1">int</text:span><text:span text:style-name="T6"> ret = remover(cont,argLista);</text:span></text:p>
      <text:p text:style-name="P1"><text:s text:c="4"/>insereInicio(ret,argLista);</text:p>
      <text:p text:style-name="P2"><text:span text:style-name="T6"><text:s text:c="4"/></text:span><text:span text:style-name="T1">return</text:span><text:span text:style-name="T6"> ret;</text:span></text:p>
      <text:p text:style-name="P2"/>
      <text:p text:style-name="P1">}</text:p>
      <text:p text:style-name="P2"/>
      <text:p text:style-name="P2"/>
      <text:p text:style-name="P2"><text:span text:style-name="T1">void</text:span><text:span text:style-name="T6"> </text:span><text:span text:style-name="T7">imprimeLista</text:span><text:span text:style-name="T6">(</text:span><text:span text:style-name="T18">FormatoLst</text:span><text:span text:style-name="T6"> * argLista){</text:span></text:p>
      <text:p text:style-name="P2"><text:span text:style-name="T6"><text:s text:c="3"/></text:span><text:span text:style-name="T18">FormatoNo</text:span><text:span text:style-name="T6"> * atual = argLista-&gt;</text:span><text:span text:style-name="T20">IndIniLst</text:span><text:span text:style-name="T6">;</text:span></text:p>
      <text:p text:style-name="P2"><text:span text:style-name="T6"><text:s text:c="4"/></text:span><text:span text:style-name="T19">printf</text:span><text:span text:style-name="T6">(</text:span><text:span text:style-name="T16">"Lista:"</text:span><text:span text:style-name="T6">);</text:span></text:p>
      <text:p text:style-name="P2"><text:span text:style-name="T6"><text:s text:c="4"/></text:span><text:span text:style-name="T1">while</text:span><text:span text:style-name="T6">(atual != NULL){</text:span></text:p>
      <text:p text:style-name="P2"><text:span text:style-name="T6"><text:s text:c="2"/><text:tab/></text:span><text:span text:style-name="T19">printf</text:span><text:span text:style-name="T6">(</text:span><text:span text:style-name="T16">" %d"</text:span><text:span text:style-name="T6">,atual-&gt;</text:span><text:span text:style-name="T20">Info</text:span><text:span text:style-name="T6">);</text:span></text:p>
      <text:p text:style-name="P2"><text:span text:style-name="T6"><text:s text:c="8"/>atual = atual-&gt;</text:span><text:span text:style-name="T20">Link</text:span><text:span text:style-name="T6">;</text:span></text:p>
      <text:p text:style-name="P1"><text:s text:c="4"/>}</text:p>
      <text:p text:style-name="P2"><text:span text:style-name="T6"><text:s text:c="4"/></text:span><text:span text:style-name="T19">printf</text:span><text:span text:style-name="T6">(</text:span><text:span text:style-name="T16">"\n"</text:span><text:span text:style-name="T6">);</text:span></text:p>
      <text:p text:style-name="P2"/>
      <text:p text:style-name="P1">}</text:p>
      <text:p text:style-name="P2"/>
      <text:p text:style-name="Heading_20_1"><text:a xlink:type="simple" xlink:href="../../../../Lista01.h" text:style-name="Internet_20_link" text:visited-style-name="Visited_20_Internet_20_Link"><text:span text:style-name="T25">file:</text:span></text:a><text:a xlink:type="simple" xlink:href="../../../../Lista01.h" text:style-name="Internet_20_link" text:visited-style-name="Visited_20_Internet_20_Link"><text:span text:style-name="T24">Lista0</text:span></text:a><text:a xlink:type="simple" xlink:href="../../../../Lista01.h" text:style-name="Internet_20_link" text:visited-style-name="Visited_20_Internet_20_Link"><text:span text:style-name="T25">1</text:span></text:a><text:a xlink:type="simple" xlink:href="../../../../Lista01.h" text:style-name="Internet_20_link" text:visited-style-name="Visited_20_Internet_20_Link"><text:span text:style-name="T24">.</text:span></text:a><text:a xlink:type="simple" xlink:href="../../../../Lista01.h" text:style-name="Internet_20_link" text:visited-style-name="Visited_20_Internet_20_Link"><text:span text:style-name="T25">h</text:span></text:a></text:p>
      <text:p text:style-name="P7"/>
      <text:p text:style-name="P3"><text:span text:style-name="T2">typedef</text:span><text:span text:style-name="T6"> </text:span><text:span text:style-name="T1">struct</text:span><text:span text:style-name="T6"> elemento{</text:span><text:span text:style-name="T1">int</text:span><text:span text:style-name="T6"> </text:span><text:span text:style-name="T20">Info</text:span><text:span text:style-name="T6">; </text:span><text:span text:style-name="T1">struct</text:span><text:span text:style-name="T6"> elemento * </text:span><text:span text:style-name="T20">Link</text:span><text:span text:style-name="T6">;} </text:span><text:span text:style-name="T18">FormatoNo</text:span><text:span text:style-name="T6">; </text:span><text:span text:style-name="T21">// Representa um nó da lista</text:span></text:p>
      <text:p text:style-name="P2"><text:span text:style-name="T1">typedef</text:span><text:span text:style-name="T6"> </text:span><text:span text:style-name="T1">struct</text:span><text:span text:style-name="T6"> lista{</text:span><text:span text:style-name="T18">FormatoNo</text:span><text:span text:style-name="T6"> * </text:span><text:span text:style-name="T20">IndIniLst</text:span><text:span text:style-name="T6">;<text:tab/></text:span><text:span text:style-name="T18">FormatoNo</text:span><text:span text:style-name="T6"> * </text:span><text:span text:style-name="T20">IndFimLst</text:span><text:span text:style-name="T6">; }</text:span><text:span text:style-name="T18">FormatoLst</text:span><text:span text:style-name="T6">; </text:span><text:span text:style-name="T21">// Representa uma lista</text:span></text:p>
      <text:p text:style-name="P2"/>
      <text:p text:style-name="P2"><text:span text:style-name="T21">//Função para inserir elemento no inicio da lista</text:span></text:p>
      <text:p text:style-name="P2"><text:span text:style-name="T1">int</text:span><text:span text:style-name="T6"> </text:span><text:span text:style-name="T7">insereInicio</text:span><text:span text:style-name="T6">(</text:span><text:span text:style-name="T1">int</text:span><text:span text:style-name="T6"> valor, </text:span><text:span text:style-name="T18">FormatoLst</text:span><text:span text:style-name="T6">* argLista);</text:span></text:p>
      <text:p text:style-name="P2"><text:span text:style-name="T21">//Função para inserir elemento no final da lista</text:span></text:p>
      <text:p text:style-name="P2"><text:span text:style-name="T1">void</text:span><text:span text:style-name="T6"> </text:span><text:span text:style-name="T7">insereFinal</text:span><text:span text:style-name="T6">(</text:span><text:span text:style-name="T1">int</text:span><text:span text:style-name="T6"> valor, </text:span><text:span text:style-name="T18">FormatoLst</text:span><text:span text:style-name="T6"> * argLista);</text:span></text:p>
      <text:p text:style-name="P2"/>
      <text:p text:style-name="P2"><text:span text:style-name="T1">int</text:span><text:span text:style-name="T6"> </text:span><text:span text:style-name="T7">removeInicio</text:span><text:span text:style-name="T6">(</text:span><text:span text:style-name="T18">FormatoLst</text:span><text:span text:style-name="T6"> * argLista);</text:span></text:p>
      <text:p text:style-name="P2"><text:span text:style-name="T1">int</text:span><text:span text:style-name="T6"> </text:span><text:span text:style-name="T7">estaVazia</text:span><text:span text:style-name="T6">(</text:span><text:span text:style-name="T18">FormatoLst</text:span><text:span text:style-name="T6"> * argLista);</text:span></text:p>
      <text:p text:style-name="P2"><text:span text:style-name="T1">int</text:span><text:span text:style-name="T6"> </text:span><text:span text:style-name="T7">removeFinal</text:span><text:span text:style-name="T6">(</text:span><text:span text:style-name="T18">FormatoLst</text:span><text:span text:style-name="T6"> * argLista);</text:span></text:p>
      <text:p text:style-name="P2"><text:span text:style-name="T1">void</text:span><text:span text:style-name="T6"> </text:span><text:span text:style-name="T7">inserir</text:span><text:span text:style-name="T6">(</text:span><text:span text:style-name="T1">int</text:span><text:span text:style-name="T6"> pos, </text:span><text:span text:style-name="T1">int</text:span><text:span text:style-name="T6"> valor, </text:span><text:span text:style-name="T18">FormatoLst</text:span><text:span text:style-name="T6"> * argLista);</text:span></text:p>
      <text:p text:style-name="P2"><text:span text:style-name="T1">int</text:span><text:span text:style-name="T6"> </text:span><text:span text:style-name="T7">remover</text:span><text:span text:style-name="T6">(</text:span><text:span text:style-name="T1">int</text:span><text:span text:style-name="T6"> pos, </text:span><text:span text:style-name="T18">FormatoLst</text:span><text:span text:style-name="T6"> * argLista);</text:span></text:p>
      <text:p text:style-name="P2"><text:span text:style-name="T1">int</text:span><text:span text:style-name="T6"> </text:span><text:span text:style-name="T7">busca</text:span><text:span text:style-name="T6">(</text:span><text:span text:style-name="T1">int</text:span><text:span text:style-name="T6"> valor, </text:span><text:span text:style-name="T18">FormatoLst</text:span><text:span text:style-name="T6"> * argLista);</text:span></text:p>
      <text:p text:style-name="P2"><text:span text:style-name="T1">int</text:span><text:span text:style-name="T6"> </text:span><text:span text:style-name="T7">busca1</text:span><text:span text:style-name="T6">(</text:span><text:span text:style-name="T1">int</text:span><text:span text:style-name="T6"> valor, </text:span><text:span text:style-name="T18">FormatoLst</text:span><text:span text:style-name="T6"> * argLista);</text:span></text:p>
      <text:p text:style-name="P2"><text:span text:style-name="T1">void</text:span><text:span text:style-name="T6"> </text:span><text:span text:style-name="T7">imprimeLista</text:span><text:span text:style-name="T6">(</text:span><text:span text:style-name="T18">FormatoLst</text:span><text:span text:style-name="T6"> * argLista);</text:span></text:p>
      <text:p text:style-name="P4"/>
      <text:p text:style-name="Heading_20_1"><text:soft-page-break/><text:a xlink:type="simple" xlink:href="../../../../main.c" text:style-name="Internet_20_link" text:visited-style-name="Visited_20_Internet_20_Link"><text:span text:style-name="T9">file:</text:span></text:a><text:a xlink:type="simple" xlink:href="../../../../main.c" text:style-name="Internet_20_link" text:visited-style-name="Visited_20_Internet_20_Link"><text:span text:style-name="T10">main</text:span></text:a><text:a xlink:type="simple" xlink:href="../../../../main.c" text:style-name="Internet_20_link" text:visited-style-name="Visited_20_Internet_20_Link"><text:span text:style-name="T8">.</text:span></text:a><text:a xlink:type="simple" xlink:href="../../../../main.c" text:style-name="Internet_20_link" text:visited-style-name="Visited_20_Internet_20_Link"><text:span text:style-name="T10">c</text:span></text:a></text:p>
      <text:p text:style-name="P8"/>
      <text:p text:style-name="P3"><text:span text:style-name="T3">#include</text:span><text:span text:style-name="T6"> </text:span><text:span text:style-name="T16">&lt;stdio.h&gt;</text:span></text:p>
      <text:p text:style-name="P2"><text:span text:style-name="T1">#include</text:span><text:span text:style-name="T6"> </text:span><text:span text:style-name="T16">&lt;stdlib.h&gt;</text:span></text:p>
      <text:p text:style-name="P2"><text:span text:style-name="T1">#include</text:span><text:span text:style-name="T6"> </text:span><text:span text:style-name="T16">"lista01.h"</text:span></text:p>
      <text:p text:style-name="P2"/>
      <text:p text:style-name="P2"><text:span text:style-name="T1">int</text:span><text:span text:style-name="T6"> </text:span><text:span text:style-name="T7">main</text:span><text:span text:style-name="T6">(</text:span><text:span text:style-name="T1">int</text:span><text:span text:style-name="T6"> argc, </text:span><text:span text:style-name="T1">char</text:span><text:span text:style-name="T6">* argv[])</text:span></text:p>
      <text:p text:style-name="P1">{</text:p>
      <text:p text:style-name="P2"/>
      <text:p text:style-name="P2"><text:span text:style-name="T18">FormatoLst</text:span><text:span text:style-name="T6"> * argLista = (</text:span><text:span text:style-name="T18">FormatoLst</text:span><text:span text:style-name="T6"> *)</text:span><text:span text:style-name="T19">malloc</text:span><text:span text:style-name="T6">(</text:span><text:span text:style-name="T1">sizeof</text:span><text:span text:style-name="T6">(</text:span><text:span text:style-name="T18">FormatoLst</text:span><text:span text:style-name="T6">));</text:span></text:p>
      <text:p text:style-name="P1">insereInicio(5,argLista);</text:p>
      <text:p text:style-name="P1">insereFinal(1,argLista);</text:p>
      <text:p text:style-name="P1">insereFinal(5,argLista);</text:p>
      <text:p text:style-name="P1">insereFinal(15,argLista);</text:p>
      <text:p text:style-name="P1">imprimeLista(argLista);</text:p>
      <text:p text:style-name="P1">inserir(1,30,argLista);</text:p>
      <text:p text:style-name="P1">imprimeLista(argLista);</text:p>
      <text:p text:style-name="P2"><text:span text:style-name="T19">printf</text:span><text:span text:style-name="T6">(</text:span><text:span text:style-name="T16">"Busca pelo 30: %d\n"</text:span><text:span text:style-name="T6">,busca1(30,argLista));</text:span></text:p>
      <text:p text:style-name="P1">imprimeLista(argLista);</text:p>
      <text:p text:style-name="P2"><text:span text:style-name="T19">printf</text:span><text:span text:style-name="T6">(</text:span><text:span text:style-name="T16">"Numero removido pos 2: %d\n"</text:span><text:span text:style-name="T6">,remover(2,argLista));</text:span></text:p>
      <text:p text:style-name="P1">imprimeLista(argLista);</text:p>
      <text:p text:style-name="P2"><text:span text:style-name="T19">printf</text:span><text:span text:style-name="T6">(</text:span><text:span text:style-name="T16">"IndFimLstLst!!!\n"</text:span><text:span text:style-name="T6">);</text:span></text:p>
      <text:p text:style-name="P1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8:53:30.230684782</meta:creation-date>
    <dc:date>2019-01-24T08:59:45.040248422</dc:date>
    <meta:editing-duration>PT5M56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4" meta:paragraph-count="193" meta:word-count="611" meta:character-count="5540" meta:non-whitespace-character-count="4490"/>
  </office:meta>
</office:document-meta>
</file>